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en/04_DOM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Standard"><text:span text:style-name="T4">3.Aufgabe </text:span></text:p>
      <text:p text:style-name="P1"/>
      <text:p text:style-name="P1">Neben dem document Objekt, besitzt das window Objekt noch das Objekt navigator mit dem der Browser abgefragt werden kann über das Attribut appName d.h.</text:p>
      <text:p text:style-name="P1"/>
      <text:p text:style-name="P1"><text:tab/>window.navigator.appName == "Netscape") || (window.navigator.appName == "Opera") || </text:p>
      <text:p text:style-name="P1"><text:tab/><text:tab/>window.navigator.appName == "Microsoft Internet Explorer") </text:p>
      <text:p text:style-name="P1"><text:s text:c="6"/></text:p>
      <text:p text:style-name="P5">im <text:span text:style-name="T3">"Microsoft Internet Explorer"</text:span> existiert <text:s/><text:span text:style-name="T2">window.event.button</text:span>, welches == 1 für <text:s/>rechte Maustaste bzw. 2 <text:s/>für linke Maustaste</text:p>
      <text:p text:style-name="P1"/>
      <text:p text:style-name="P5">im <text:span text:style-name="T3">dem anderen Browsern</text:span> existiert <text:span text:style-name="T2">e.which</text:span>, welches == 3 <text:s/>für <text:s/>rechte Maustaste bzw. 1 <text:s/>für linke Maustaste </text:p>
      <text:p text:style-name="P6"/>
      <text:p text:style-name="P4">Aufgabe: </text:p>
      <text:p text:style-name="P4"/>
      <text:p text:style-name="P4">Bauen Sie ein Event onmousedown ein. </text:p>
      <text:p text:style-name="P4"/>
      <text:p text:style-name="P4">Schreiben Sie eine Funktion mit Namen wache, die dann ausgeführt wird. Diese Funktion soll für die beiden Maustasten verschiedene Texte im alert-Fenster anzeigen. </text:p>
      <text:p text:style-name="P4"/>
      <text:p text:style-name="P4">Für die linke Maustase: "Ja, die linke Maustaste funktioniert!";</text:p>
      <text:p text:style-name="P4"><text:span text:style-name="T2">Für die rechte Maustaste: "Nein, diese Maustaste ist untersagt."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3T17:05:08.07</meta:creation-date>
    <meta:editing-duration>PT42M8S</meta:editing-duration>
    <meta:editing-cycles>3</meta:editing-cycles>
    <meta:generator>OpenOffice/4.1.1$Win32 OpenOffice.org_project/411m6$Build-9775</meta:generator>
    <dc:date>2016-03-07T18:08:55.41</dc:date>
    <dc:creator>Yvonne Fitzgerald</dc:creator>
    <meta:document-statistic meta:table-count="1" meta:image-count="0" meta:object-count="0" meta:page-count="1" meta:paragraph-count="18" meta:word-count="131" meta:character-count="996"/>
  </office:meta>
</office:document-meta>
</file>